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4.572cm" svg:height="3.048cm" svg:x="11.148cm" svg:y="2.548cm">
            <text:p text:style-name="P1">Insert </text:p>
            <text:p text:style-name="P1">Ping Dat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.572cm" svg:height="3.048cm" svg:x="11.15cm" svg:y="7.05cm">
            <text:p text:style-name="P1">Insert RIB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.572cm" svg:height="3.048cm" svg:x="11.152cm" svg:y="11.452cm">
            <text:p text:style-name="P1">Insert </text:p>
            <text:p text:style-name="P1">Outage Info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.572cm" svg:height="3.048cm" svg:x="11.152cm" svg:y="15.852cm">
            <text:p text:style-name="P1">Insert </text:p>
            <text:p text:style-name="P1">Update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ert Ping Data</text:p>
          </draw:text-box>
        </draw:frame>
        <draw:custom-shape draw:style-name="gr1" draw:text-style-name="P1" draw:layer="layout" svg:width="4.572cm" svg:height="3.048cm" svg:x="11.149cm" svg:y="6.249cm">
          <text:p text:style-name="P1">Get start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3.048cm" svg:x="11.15cm" svg:y="10.25cm">
          <text:p text:style-name="P1">Populate:</text:p>
          <text:p text:style-name="P1">PingOutage</text:p>
          <text:p text:style-name="P1">GeoInfo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ert RIBS</text:p>
          </draw:text-box>
        </draw:frame>
        <draw:custom-shape draw:style-name="gr3" draw:text-style-name="P2" draw:layer="Layout" svg:width="4.572cm" svg:height="3.048cm" svg:x="11.149cm" svg:y="6.249cm">
          <text:p text:style-name="P2">Get unique</text:p>
          <text:p text:style-name="P2">Outage ti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3.048cm" svg:x="11.15cm" svg:y="14.05cm">
          <text:p text:style-name="P2">Populate:</text:p>
          <text:p text:style-name="P2">LookupTable</text:p>
          <text:p text:style-name="P2">GeoInfo</text:p>
          <text:p text:style-name="P2">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572cm" svg:height="3.048cm" svg:x="11.151cm" svg:y="10.251cm">
          <text:p text:style-name="P2">Download</text:p>
          <text:p text:style-name="P2">RIB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ert Outage Info</text:p>
          </draw:text-box>
        </draw:frame>
        <draw:custom-shape draw:style-name="gr3" draw:text-style-name="P2" draw:layer="Layout" svg:width="4.572cm" svg:height="3.048cm" svg:x="11.149cm" svg:y="6.249cm">
          <text:p text:style-name="P2">Get unique</text:p>
          <text:p text:style-name="P2">Outage ti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3.048cm" svg:x="11.15cm" svg:y="14.05cm">
          <text:p text:style-name="P2">Populate:</text:p>
          <text:p text:style-name="P2">OutageInfo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3.048cm" svg:x="11.151cm" svg:y="10.251cm">
          <text:p text:style-name="P2">Create Trie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ert Updates</text:p>
          </draw:text-box>
        </draw:frame>
        <draw:custom-shape draw:style-name="gr3" draw:text-style-name="P2" draw:layer="Layout" svg:width="4.572cm" svg:height="3.048cm" svg:x="11.149cm" svg:y="4.649cm">
          <text:p text:style-name="P2">Get unique</text:p>
          <text:p text:style-name="P2">Outage ti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6.27cm" svg:x="11.15cm" svg:y="12.45cm">
          <text:p text:style-name="P2">Populate:</text:p>
          <text:p text:style-name="P2">Message</text:p>
          <text:p text:style-name="P2">IPTable</text:p>
          <text:p text:style-name="P2">GeoInfo</text:p>
          <text:p text:style-name="P2">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3.048cm" svg:x="11.151cm" svg:y="8.651cm">
          <text:p text:style-name="P2">Download</text:p>
          <text:p text:style-name="P2">Update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4.572cm" svg:height="3.048cm" svg:x="1.269cm" svg:y="6.413cm">
          <text:p text:style-name="P1">Get start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72cm" svg:height="3.048cm" svg:x="1.27cm" svg:y="10.414cm">
          <text:p text:style-name="P1">Populate:</text:p>
          <text:p text:style-name="P1">PingOutage</text:p>
          <text:p text:style-name="P1">Geo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572cm" svg:height="3.048cm" svg:x="7.651cm" svg:y="13.251cm">
          <text:p text:style-name="P2">Populate:</text:p>
          <text:p text:style-name="P2">LookupTable</text:p>
          <text:p text:style-name="P2">GeoInfo</text:p>
          <text:p text:style-name="P2">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572cm" svg:height="3.048cm" svg:x="7.652cm" svg:y="9.052cm">
          <text:p text:style-name="P2">Download</text:p>
          <text:p text:style-name="P2">RIB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572cm" svg:height="3.048cm" svg:x="14.35cm" svg:y="4.05cm">
          <text:p text:style-name="P2">Get unique</text:p>
          <text:p text:style-name="P2">Outage ti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4.572cm" svg:height="3.048cm" svg:x="14.351cm" svg:y="13.551cm">
          <text:p text:style-name="P2">Populate:</text:p>
          <text:p text:style-name="P2">OutageInfo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572cm" svg:height="3.048cm" svg:x="14.352cm" svg:y="9.252cm">
          <text:p text:style-name="P2">Create Tr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.572cm" svg:height="6.27cm" svg:x="20.651cm" svg:y="12.951cm">
          <text:p text:style-name="P2">Populate:</text:p>
          <text:p text:style-name="P2">Message</text:p>
          <text:p text:style-name="P2">IPTable</text:p>
          <text:p text:style-name="P2">GeoInfo</text:p>
          <text:p text:style-name="P2">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572cm" svg:height="3.048cm" svg:x="20.652cm" svg:y="8.652cm">
          <text:p text:style-name="P2">Download</text:p>
          <text:p text:style-name="P2">Update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3.556cm" svg:y1="9.461cm" svg:x2="3.556cm" svg:y2="10.414cm">
          <text:p/>
        </draw:line>
        <draw:connector draw:style-name="gr4" draw:text-style-name="P1" draw:layer="layout" draw:line-skew="-3.239cm" svg:x1="5.842cm" svg:y1="11.938cm" svg:x2="14.35cm" svg:y2="5.574cm" draw:start-shape="id1" draw:start-glue-point="7" draw:end-shape="id2" draw:end-glue-point="5" svg:d="M5842 11938h1016v-6364h7492" svg:viewBox="0 0 8509 6365">
          <text:p/>
        </draw:connector>
        <draw:connector draw:style-name="gr4" draw:text-style-name="P1" draw:layer="layout" svg:x1="16.636cm" svg:y1="7.098cm" svg:x2="9.938cm" svg:y2="9.052cm" draw:start-shape="id2" draw:start-glue-point="6" draw:end-shape="id3" draw:end-glue-point="4" svg:d="M16636 7098v978h-6698v976" svg:viewBox="0 0 6699 1955">
          <text:p/>
        </draw:connector>
        <draw:line draw:style-name="gr4" draw:text-style-name="P1" draw:layer="layout" svg:x1="9.906cm" svg:y1="12.1cm" svg:x2="9.906cm" svg:y2="13.251cm">
          <text:p/>
        </draw:line>
        <draw:connector draw:style-name="gr4" draw:text-style-name="P1" draw:layer="layout" svg:x1="12.223cm" svg:y1="14.775cm" svg:x2="14.352cm" svg:y2="10.776cm" draw:start-shape="id4" draw:start-glue-point="7" draw:end-shape="id5" svg:d="M12223 14775h1065v-3999h1064" svg:viewBox="0 0 2130 4000">
          <text:p/>
        </draw:connector>
        <draw:connector draw:style-name="gr4" draw:text-style-name="P1" draw:layer="layout" svg:x1="16.638cm" svg:y1="12.3cm" svg:x2="16.637cm" svg:y2="13.551cm" draw:start-shape="id5" draw:start-glue-point="6" draw:end-shape="id6" draw:end-glue-point="4" svg:d="M16638 12300v626h-1v625" svg:viewBox="0 0 2 1252">
          <text:p/>
        </draw:connector>
        <draw:connector draw:style-name="gr4" draw:text-style-name="P1" draw:layer="layout" svg:x1="18.923cm" svg:y1="15.075cm" svg:x2="20.652cm" svg:y2="10.176cm" draw:start-shape="id6" draw:start-glue-point="7" draw:end-shape="id7" draw:end-glue-point="5" svg:d="M18923 15075h865v-4899h864" svg:viewBox="0 0 1730 4900">
          <text:p/>
        </draw:connector>
        <draw:connector draw:style-name="gr4" draw:text-style-name="P1" draw:layer="layout" svg:x1="22.938cm" svg:y1="11.7cm" svg:x2="22.937cm" svg:y2="12.951cm" draw:start-shape="id7" draw:start-glue-point="6" draw:end-shape="id8" draw:end-glue-point="4" svg:d="M22938 11700v626h-1v625" svg:viewBox="0 0 2 1252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nt Shah</meta:initial-creator>
    <meta:creation-date>2015-01-21T15:35:03.827613453</meta:creation-date>
    <dc:date>2015-01-21T16:13:38.947798353</dc:date>
    <dc:creator>Anant Shah</dc:creator>
    <meta:editing-duration>PT8M4S</meta:editing-duration>
    <meta:editing-cycles>1</meta:editing-cycles>
    <meta:document-statistic meta:object-count="70"/>
    <meta:generator>LibreOffice/4.2.7.2$Linux_X86_64 LibreOffice_project/420$Build-2</meta:generator>
  </office:meta>
</office:document-meta>
</file>